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6.895cm" fo:min-width="24.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 fo:min-height="2.925cm" fo:min-width="2.675cm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 fo:min-height="2.925cm" fo:min-width="2.675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 fo:min-height="2.925cm" fo:min-width="2.675cm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 fo:min-height="2.925cm" fo:min-width="2.675cm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 fo:min-height="1.655cm" fo:min-width="8.39cm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 fo:min-height="1.655cm" fo:min-width="8.39cm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 fo:min-height="0.909cm" fo:min-width="2.0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17.145cm" svg:x="1.635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3" draw:id="id3" draw:layer="layout" svg:width="2.602cm" svg:height="3.681cm" svg:x="13.065cm" svg:y="3.5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</draw:frame>
        <draw:frame draw:style-name="gr2" draw:text-style-name="P1" xml:id="id1" draw:id="id1" draw:layer="layout" svg:width="2.817cm" svg:height="2.817cm" svg:x="3.263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frame draw:style-name="gr2" draw:text-style-name="P1" xml:id="id2" draw:id="id2" draw:layer="layout" svg:width="2.817cm" svg:height="2.817cm" svg:x="22.948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connector draw:style-name="gr3" draw:text-style-name="P1" draw:layer="layout" draw:type="curve" svg:x1="6.08cm" svg:y1="15.743cm" svg:x2="22.948cm" svg:y2="15.743cm" draw:start-shape="id1" draw:end-shape="id2" svg:d="M6080 15743h16868" svg:viewBox="0 0 16869 1">
          <text:p/>
        </draw:connector>
        <draw:connector draw:style-name="gr3" draw:text-style-name="P1" draw:layer="layout" draw:type="curve" svg:x1="4.671cm" svg:y1="14.335cm" svg:x2="13.065cm" svg:y2="5.38cm" draw:start-shape="id1" draw:start-glue-point="0" draw:end-shape="id3" draw:end-glue-point="3" svg:d="M4671 14335c0-5970 2798-8955 8394-8955" svg:viewBox="0 0 8395 8956">
          <text:p/>
        </draw:connector>
        <draw:connector draw:style-name="gr3" draw:text-style-name="P1" draw:layer="layout" draw:type="curve" svg:x1="15.667cm" svg:y1="5.38cm" svg:x2="24.356cm" svg:y2="14.335cm" draw:start-shape="id3" draw:start-glue-point="1" draw:end-shape="id2" draw:end-glue-point="0" svg:d="M15667 5380c5793 0 8689 2985 8689 8955" svg:viewBox="0 0 8690 8956">
          <text:p/>
        </draw:connector>
        <draw:custom-shape draw:style-name="gr4" draw:text-style-name="P1" draw:layer="layout" svg:width="3.175cm" svg:height="3.175cm" svg:x="11.26cm" svg:y="7.3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14.67cm" svg:y="7.35cm">
          <text:p text:style-name="P1">SIG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175cm" svg:x="7.85cm" svg:y="7.35cm">
          <text:p text:style-name="P1">W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3.175cm" svg:x="18.08cm" svg:y="7.35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89cm" svg:height="1.905cm" svg:x="9.89cm" svg:y="16.24cm">
          <text:p text:style-name="P1"><text:span text:style-name="T1">P2P Media Trans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89cm" svg:height="1.905cm" svg:x="2.27cm" svg:y="2.905cm">
          <text:p text:style-name="P1"><text:span text:style-name="T2">Protocol over Websocket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175cm" svg:x="6.715cm" svg:y="11.795cm">
          <text:p text:style-name="P1">W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175cm" svg:x="19.415cm" svg:y="11.795cm">
          <text:p text:style-name="P1">WA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54cm" svg:height="2.54cm" svg:x="16.24cm" svg:y="2.27cm">
          <text:p text:style-name="P1">DB</text:p>
          <draw:enhanced-geometry svg:viewBox="0 0 88 21600" draw:glue-points="44 ?f6 44 0 0 10800 44 21600 88 10800" draw:text-areas="0 ?f6 88 ?f3" draw:type="can" draw:modifiers="7829.043683589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" draw:layer="layout" svg:width="2.817cm" svg:height="2.817cm" svg:x="22.949cm" svg:y="14.336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2:27:44.826169227</meta:creation-date>
    <dc:date>2015-05-27T20:41:31.373686590</dc:date>
    <meta:editing-duration>PT1H34M35S</meta:editing-duration>
    <meta:editing-cycles>7</meta:editing-cycles>
    <meta:generator>LibreOffice/4.3.3.2$Linux_X86_64 LibreOffice_project/430m0$Build-2</meta:generator>
    <meta:document-statistic meta:object-count="17"/>
  </office:meta>
</office:document-meta>
</file>